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1618in" table:align="left"/>
    </style:style>
    <style:style style:name="Table1.A" style:family="table-column">
      <style:table-column-properties style:column-width="1.0417in"/>
    </style:style>
    <style:style style:name="Table1.B" style:family="table-column">
      <style:table-column-properties style:column-width="5.1201in"/>
    </style:style>
    <style:style style:name="Table1.A1" style:family="table-cell">
      <style:table-cell-properties style:vertical-align="middle" fo:padding="0.0194in" fo:border="none"/>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paragraph-properties fo:padding="0in" fo:border="none"/>
    </style:style>
    <style:style style:name="P6" style:family="paragraph" style:parent-style-name="Text_20_body" style:list-style-name="L1">
      <style:paragraph-properties fo:padding="0in" fo:border="none"/>
    </style:style>
    <style:style style:name="P7" style:family="paragraph" style:parent-style-name="Table_20_Heading">
      <style:paragraph-properties fo:padding="0.0193in" fo:border="0.0138in solid #30363d"/>
    </style:style>
    <style:style style:name="P8" style:family="paragraph" style:parent-style-name="Table_20_Heading">
      <style:paragraph-properties fo:padding="0in" fo:border="none"/>
    </style:style>
    <style:style style:name="P9" style:family="paragraph" style:parent-style-name="Table_20_Contents">
      <style:paragraph-properties fo:padding="0.0193in" fo:border="0.0138in solid #30363d"/>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Nautilus DevOps Team has received a request from the Networking Team to set up a new public VPC to support a set of public-facing services. This VPC will host various resources that need to be accessible over the internet. As part of this setup, you need to ensure the VPC has public subnets with automatic IP assignment for resources. Additionally, a new EC2 instance will be launched within this VPC to host public applications that require SSH access. This setup will enable the Networking Team to deploy and manage public-facing applications.</text:p>
      <text:p text:style-name="P5">Create a public VPC named <text:span text:style-name="Source_20_Text">xfusion-pub-vpc</text:span>, and a subnet named <text:span text:style-name="Source_20_Text">xfusion-pub-subnet</text:span> under the same, make sure public IP is being auto assigned to resources under this subnet. Further, create an EC2 instance named <text:span text:style-name="Source_20_Text">xfusion-pub-ec2</text:span> under this VPC with instance type <text:span text:style-name="Source_20_Text">t2.micro</text:span>. Make sure SSH port <text:span text:style-name="Source_20_Text">22</text:span> is open for this instance and accessible over the internet.</text:p>
      <text:p text:style-name="Text_20_body"/>
      <text:p text:style-name="P5">Use below given <text:span text:style-name="T1">AWS Credentials:</text:span> (You can run the <text:span text:style-name="Source_20_Text">showcreds</text:span> command on <text:span text:style-name="Source_20_Text">aws-client</text:span> host to retrieve these credentials)</text:p>
      <table:table table:name="Table1" table:style-name="Table1">
        <table:table-column table:style-name="Table1.A"/>
        <table:table-column table:style-name="Table1.B"/>
        <table:table-header-rows>
          <table:table-row>
            <table:table-cell table:style-name="Table1.A1" office:value-type="string">
              <text:p text:style-name="P7"><text:bookmark text:name="console_url"/>Console URL<text:bookmark text:name="https://119261019513.signin.aws.amazon.com/console?region=us-east-1"/></text:p>
            </table:table-cell>
            <table:table-cell table:style-name="Table1.A1" office:value-type="string">
              <text:p text:style-name="P8"><text:a xlink:type="simple" xlink:href="https://119261019513.signin.aws.amazon.com/console?region=us-east-1" office:target-frame-name="_blank" xlink:show="new" text:style-name="Internet_20_link" text:visited-style-name="Visited_20_Internet_20_Link">https://119261019513.signin.aws.amazon.com/console?region=us-east-1</text:a></text:p>
            </table:table-cell>
          </table:table-row>
        </table:table-header-rows>
        <table:table-row>
          <table:table-cell table:style-name="Table1.A1" office:value-type="string">
            <text:p text:style-name="P9">Username</text:p>
          </table:table-cell>
          <table:table-cell table:style-name="Table1.A1" office:value-type="string">
            <text:p text:style-name="P9">kk_labs_user_839356</text:p>
          </table:table-cell>
        </table:table-row>
        <table:table-row>
          <table:table-cell table:style-name="Table1.A1" office:value-type="string">
            <text:p text:style-name="P9">Password</text:p>
          </table:table-cell>
          <table:table-cell table:style-name="Table1.A1" office:value-type="string">
            <text:p text:style-name="P9">ou2flg!sN^FJ</text:p>
          </table:table-cell>
        </table:table-row>
        <table:table-row>
          <table:table-cell table:style-name="Table1.A1" office:value-type="string">
            <text:p text:style-name="P9">Start Time</text:p>
          </table:table-cell>
          <table:table-cell table:style-name="Table1.A1" office:value-type="string">
            <text:p text:style-name="P9">Thu Dec 25 16:52:15 UTC 2025</text:p>
          </table:table-cell>
        </table:table-row>
        <table:table-row>
          <table:table-cell table:style-name="Table1.A1" office:value-type="string">
            <text:p text:style-name="P9">End Time</text:p>
          </table:table-cell>
          <table:table-cell table:style-name="Table1.A1" office:value-type="string">
            <text:p text:style-name="P9">Thu Dec 25 17:52:15 UTC 2025</text:p>
          </table:table-cell>
        </table:table-row>
      </table:table>
      <text:p text:style-name="P5"><text:line-break/><text:span text:style-name="Source_20_Text">Notes:</text:span></text:p>
      <text:list xml:id="list58382121855182388" text:style-name="L1">
        <text:list-item>
          <text:p text:style-name="P6">Create the resources only in <text:span text:style-name="Source_20_Text">us-east-1</text:span> region.</text:p>
        </text:list-item>
        <text:list-item>
          <text:p text:style-name="P6">To <text:span text:style-name="Source_20_Text">display</text:span> or <text:span text:style-name="Source_20_Text">hide</text:span> the terminal of the AWS client machine, you can use the expand toggle button as shown below:</text:p>
        </text:list-item>
      </text:list>
      <text:p text:style-name="Standard">Solutions:-</text:p>
      <text:p text:style-name="Standard"/>
      <text:h text:style-name="Heading_20_2" text:outline-level="2">Create the VPC</text:h>
      <text:list xml:id="list5804660908511232451" text:style-name="L2">
        <text:list-item>
          <text:p text:style-name="P1">In the console, search for <text:span text:style-name="Strong_20_Emphasis">VPC</text:span> service.</text:p>
        </text:list-item>
        <text:list-item>
          <text:p text:style-name="P1">Click <text:span text:style-name="Strong_20_Emphasis">Create VPC</text:span>.</text:p>
        </text:list-item>
        <text:list-item>
          <text:p text:style-name="P1">Choose <text:span text:style-name="Strong_20_Emphasis">VPC only</text:span>.</text:p>
        </text:list-item>
        <text:list-item>
          <text:p text:style-name="P1">Enter:</text:p>
          <text:list>
            <text:list-item>
              <text:p text:style-name="P1"><text:span text:style-name="Strong_20_Emphasis">Name tag:</text:span> <text:span text:style-name="Source_20_Text">xfusion-pub-vpc</text:span></text:p>
            </text:list-item>
            <text:list-item>
              <text:p text:style-name="P1"><text:span text:style-name="Strong_20_Emphasis">IPv4 CIDR block:</text:span> <text:span text:style-name="Source_20_Text">10.0.0.0/16</text:span></text:p>
            </text:list-item>
          </text:list>
        </text:list-item>
        <text:list-item>
          <text:p text:style-name="P1">Leave defaults for tenancy.</text:p>
        </text:list-item>
        <text:list-item>
          <text:p text:style-name="P1">Click <text:span text:style-name="Strong_20_Emphasis">Create VPC</text:span>.</text:p>
        </text:list-item>
      </text:list>
      <text:h text:style-name="Heading_20_2" text:outline-level="2">Create a Public Subnet</text:h>
      <text:list xml:id="list1843362644983481219" text:style-name="L3">
        <text:list-item>
          <text:p text:style-name="P2">In the VPC dashboard, go to <text:span text:style-name="Strong_20_Emphasis">Subnets → Create subnet</text:span>.</text:p>
        </text:list-item>
        <text:list-item>
          <text:p text:style-name="P2">Select <text:span text:style-name="Strong_20_Emphasis">xfusion-pub-vpc</text:span>.</text:p>
        </text:list-item>
        <text:list-item>
          <text:p text:style-name="P2"><text:soft-page-break/>Enter:</text:p>
          <text:list>
            <text:list-item>
              <text:p text:style-name="P2"><text:span text:style-name="Strong_20_Emphasis">Name tag:</text:span> <text:span text:style-name="Source_20_Text">xfusion-pub-subnet</text:span></text:p>
            </text:list-item>
            <text:list-item>
              <text:p text:style-name="P2"><text:span text:style-name="Strong_20_Emphasis">Availability Zone:</text:span> pick <text:span text:style-name="Source_20_Text">us-east-1a</text:span> (or any AZ).</text:p>
            </text:list-item>
            <text:list-item>
              <text:p text:style-name="P2"><text:span text:style-name="Strong_20_Emphasis">IPv4 CIDR block:</text:span> <text:span text:style-name="Source_20_Text">10.0.1.0/24</text:span></text:p>
            </text:list-item>
          </text:list>
        </text:list-item>
        <text:list-item>
          <text:p text:style-name="P2">Click <text:span text:style-name="Strong_20_Emphasis">Create subnet</text:span>.</text:p>
        </text:list-item>
        <text:list-item>
          <text:p text:style-name="P2">After creation, select the subnet → <text:span text:style-name="Strong_20_Emphasis">Actions → Edit subnet settings</text:span>.</text:p>
        </text:list-item>
        <text:list-item>
          <text:p text:style-name="P2">Enable <text:span text:style-name="Strong_20_Emphasis">Auto-assign public IPv4 address</text:span>.</text:p>
        </text:list-item>
        <text:list-item>
          <text:p text:style-name="P2">Save changes.</text:p>
        </text:list-item>
      </text:list>
      <text:h text:style-name="Heading_20_2" text:outline-level="2">Internet Gateway &amp; Routing</text:h>
      <text:list xml:id="list5431007562482796116" text:style-name="L4">
        <text:list-item>
          <text:p text:style-name="P3">In the VPC dashboard, go to <text:span text:style-name="Strong_20_Emphasis">Internet Gateways → Create internet gateway</text:span>.</text:p>
          <text:list>
            <text:list-item>
              <text:p text:style-name="P3">Name: <text:span text:style-name="Source_20_Text">xfusion-pub-igw</text:span></text:p>
            </text:list-item>
          </text:list>
        </text:list-item>
        <text:list-item>
          <text:p text:style-name="P3">Attach it to <text:span text:style-name="Strong_20_Emphasis">xfusion-pub-vpc</text:span>.</text:p>
        </text:list-item>
        <text:list-item>
          <text:p text:style-name="P3">Go to <text:span text:style-name="Strong_20_Emphasis">Route Tables → Create route table</text:span>.</text:p>
          <text:list>
            <text:list-item>
              <text:p text:style-name="P3">Name: <text:span text:style-name="Source_20_Text">xfusion-pub-rt</text:span></text:p>
            </text:list-item>
            <text:list-item>
              <text:p text:style-name="P3">VPC: <text:span text:style-name="Source_20_Text">xfusion-pub-vpc</text:span></text:p>
            </text:list-item>
          </text:list>
        </text:list-item>
        <text:list-item>
          <text:p text:style-name="P3">Select the route table → <text:span text:style-name="Strong_20_Emphasis">Routes → Edit routes → Add route</text:span>.</text:p>
          <text:list>
            <text:list-item>
              <text:p text:style-name="P3">Destination: <text:span text:style-name="Source_20_Text">0.0.0.0/0</text:span></text:p>
            </text:list-item>
            <text:list-item>
              <text:p text:style-name="P3">Target: <text:span text:style-name="Source_20_Text">Internet Gateway (xfusion-pub-igw)</text:span></text:p>
            </text:list-item>
          </text:list>
        </text:list-item>
        <text:list-item>
          <text:p text:style-name="P3">Save routes.</text:p>
        </text:list-item>
        <text:list-item>
          <text:p text:style-name="P3">Associate the route table with <text:span text:style-name="Strong_20_Emphasis">xfusion-pub-subnet</text:span>:</text:p>
          <text:list>
            <text:list-item>
              <text:p text:style-name="P3">Go to <text:span text:style-name="Strong_20_Emphasis">Subnet associations → Edit subnet associations → select xfusion-pub-subnet → Save</text:span>.</text:p>
            </text:list-item>
          </text:list>
        </text:list-item>
      </text:list>
      <text:h text:style-name="Heading_20_2" text:outline-level="2">Launch EC2 Instance</text:h>
      <text:list xml:id="list682715323110660257" text:style-name="L5">
        <text:list-item>
          <text:p text:style-name="P4">Go to <text:span text:style-name="Strong_20_Emphasis">EC2 → Instances → Launch instance</text:span>.</text:p>
        </text:list-item>
        <text:list-item>
          <text:p text:style-name="P4">Enter:</text:p>
          <text:list>
            <text:list-item>
              <text:p text:style-name="P4"><text:span text:style-name="Strong_20_Emphasis">Name:</text:span> <text:span text:style-name="Source_20_Text">xfusion-pub-ec2</text:span></text:p>
            </text:list-item>
            <text:list-item>
              <text:p text:style-name="P4"><text:span text:style-name="Strong_20_Emphasis">AMI:</text:span> Choose latest <text:span text:style-name="Strong_20_Emphasis">Amazon Linux 2</text:span> (free tier eligible).</text:p>
            </text:list-item>
            <text:list-item>
              <text:p text:style-name="P4"><text:span text:style-name="Strong_20_Emphasis">Instance type:</text:span> <text:span text:style-name="Source_20_Text">t2.micro</text:span>.</text:p>
            </text:list-item>
          </text:list>
        </text:list-item>
        <text:list-item>
          <text:p text:style-name="P4">Key pair:</text:p>
          <text:list>
            <text:list-item>
              <text:p text:style-name="P4">Select an without key pair</text:p>
            </text:list-item>
          </text:list>
        </text:list-item>
        <text:list-item>
          <text:p text:style-name="P4">Network settings:</text:p>
          <text:list>
            <text:list-item>
              <text:p text:style-name="P4">VPC: <text:span text:style-name="Source_20_Text">xfusion-pub-vpc</text:span></text:p>
            </text:list-item>
            <text:list-item>
              <text:p text:style-name="P4">Subnet: <text:span text:style-name="Source_20_Text">xfusion-pub-subnet</text:span></text:p>
            </text:list-item>
            <text:list-item>
              <text:p text:style-name="P4"><text:soft-page-break/>Auto-assign public IP: <text:span text:style-name="Strong_20_Emphasis">Enabled</text:span></text:p>
            </text:list-item>
            <text:list-item>
              <text:p text:style-name="P4">Security group: Select <text:span text:style-name="Source_20_Text">xfusion-pub-sg</text:span></text:p>
            </text:list-item>
          </text:list>
        </text:list-item>
        <text:list-item>
          <text:p text:style-name="P4">Click <text:span text:style-name="Strong_20_Emphasis">Launch instance</text:span>.</text:p>
        </text:list-item>
      </text:list>
      <text:p text:style-name="Standard"/>
      <text:p text:style-name="Standard">Verify &amp; Connect AWS console ec2 should be conn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2M17S</meta:editing-duration>
    <meta:editing-cycles>6</meta:editing-cycles>
    <meta:generator>OpenOffice/4.1.16$Win32 OpenOffice.org_project/4116m3$Build-9816</meta:generator>
    <dc:date>2025-12-25T23:42:39.84</dc:date>
    <meta:document-statistic meta:table-count="1" meta:image-count="0" meta:object-count="0" meta:page-count="3" meta:paragraph-count="65" meta:word-count="480" meta:character-count="2899"/>
    <meta:user-defined meta:name="Info 1"/>
    <meta:user-defined meta:name="Info 2"/>
    <meta:user-defined meta:name="Info 3"/>
    <meta:user-defined meta:name="Info 4"/>
  </office:meta>
</office:document-meta>
</file>